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Kursverwaltung <text:s/></text:h>
      <text:p text:style-name="Text_20_body"/>
      <text:p text:style-name="Text_20_body"/>
      <text:h text:style-name="Heading_20_2" text:outline-level="2">Klassen</text:h>
      <text:p text:style-name="Text_20_body"/>
      <text:p text:style-name="Text_20_body"/>
      <text:list xml:id="list2837474889691274666" text:style-name="L1">
        <text:list-item>
          <text:p text:style-name="P1">Fachbereich</text:p>
        </text:list-item>
        <text:list-item>
          <text:p text:style-name="P1">Kursgruppe</text:p>
        </text:list-item>
        <text:list-item>
          <text:p text:style-name="P1">Kurs</text:p>
        </text:list-item>
        <text:list-item>
          <text:p text:style-name="P1">Dozent</text:p>
        </text:list-item>
        <text:list-item>
          <text:p text:style-name="P1">Student</text:p>
        </text:list-item>
        <text:list-item>
          <text:p text:style-name="P1">Raum</text:p>
        </text:list-item>
        <text:list-item>
          <text:p text:style-name="P1">Arbeitsplatz</text:p>
        </text:list-item>
        <text:list-item>
          <text:p text:style-name="P1">evtl. zusätzliche Klassen</text:p>
        </text:list-item>
      </text:list>
      <text:p text:style-name="Text_20_body"/>
      <text:h text:style-name="Heading_20_2" text:outline-level="2">UML Klassendiagramm</text:h>
      <text:list xml:id="list3931666161797424125" text:style-name="L2">
        <text:list-item>
          <text:p text:style-name="P2">Diese Klassen (oder einige davon) benutzen.</text:p>
        </text:list-item>
        <text:list-item>
          <text:p text:style-name="P2">Zusätzliche Klassen/Interfaces?</text:p>
        </text:list-item>
        <text:list-item>
          <text:p text:style-name="P2">Nur Assoziation, Vererbung, Interface</text:p>
        </text:list-item>
        <text:list-item>
          <text:p text:style-name="P2">1 <text:s text:c="2"/>*..100 <text:s/>- Multiplizität</text:p>
        </text:list-item>
        <text:list-item>
          <text:p text:style-name="P2">Klassen → noch keine Eigenschaften und Methoden.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23T15:24:34.15</meta:creation-date>
    <dc:date>2019-09-23T15:45:40.51</dc:date>
    <meta:editing-duration>PT21M6S</meta:editing-duration>
    <meta:editing-cycles>4</meta:editing-cycles>
    <meta:generator>OpenOffice/4.1.6$Win32 OpenOffice.org_project/416m1$Build-9790</meta:generator>
    <meta:document-statistic meta:table-count="0" meta:image-count="0" meta:object-count="0" meta:page-count="1" meta:paragraph-count="16" meta:word-count="44" meta:character-count="319"/>
  </office:meta>
</office:document-meta>
</file>